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tiff" manifest:full-path="Pictures/1000000000000324000000ED7BB46F45.tif"/>
  <manifest:file-entry manifest:media-type="text/xml" manifest:full-path="Basic/Standard/script-lb.xml"/>
  <manifest:file-entry manifest:media-type="text/xml" manifest:full-path="Basic/Standard/Print_with_Logo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News702 BT" svg:font-family="'News702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" svg:font-family="Calibri" style:font-adornments="Standard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_20_1" style:master-page-name="First_20_Page">
      <style:paragraph-properties style:page-number="auto"/>
      <style:text-properties fo:language="de" fo:country="D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fr1" style:family="graphic" style:parent-style-name="Frame">
      <style:graphic-properties style:vertical-pos="from-top" style:vertical-rel="page" style:horizontal-pos="from-left" style:horizontal-rel="pag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>
        <style:columns fo:column-count="6">
          <style:column style:rel-width="2007*" fo:start-indent="0cm" fo:end-indent="0cm"/>
          <style:column style:rel-width="1627*" fo:start-indent="0cm" fo:end-indent="0cm"/>
          <style:column style:rel-width="1678*" fo:start-indent="0cm" fo:end-indent="0cm"/>
          <style:column style:rel-width="1820*" fo:start-indent="0cm" fo:end-indent="0cm"/>
          <style:column style:rel-width="1372*" fo:start-indent="0cm" fo:end-indent="0cm"/>
          <style:column style:rel-width="1757*" fo:start-indent="0cm" fo:end-indent="0cm"/>
        </style:columns>
      </style:graphic-properties>
    </style:style>
    <style:style style:name="fr3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llo Dennis,</text:p>
      <text:p text:style-name="Standard"/>
      <text:p text:style-name="Standard">Herzlich Willkommen bei BUCS IT! </text:p>
      <text:p text:style-name="Standard"/>
      <text:p text:style-name="Standard">Wir freuen uns darauf Dich heute kennen zu lernen und hoffen, dass Du einen guten Eindruck von uns mitnimmst.</text:p>
      <text:p text:style-name="Standard"/>
      <text:p text:style-name="Standard">Während Du bei uns bist, kannst Du Dich an dem Client anmelden mit:</text:p>
      <text:p text:style-name="Standard">Benutzername: <text:tab/><text:span text:style-name="T1">praktikant-dev</text:span></text:p>
      <text:p text:style-name="Text_20_body">Kennwort:<text:tab/><text:span text:style-name="T1">Abc12345</text:span></text:p>
      <text:p text:style-name="Standard"/>
      <text:p text:style-name="Standard">Als kleines Projekt für Deinen Tag heute, haben wir uns überlegt, dass Du „Conway's Game of Live“ in <text:s/>HTML, CSS und Javascript umsetzt.</text:p>
      <text:p text:style-name="Standard"/>
      <text:p text:style-name="Standard">Das Spiel basiert auf sehr wenigen und einfachen Regeln: </text:p>
      <text:p text:style-name="Standard"/>
      <text:p text:style-name="Standard">Das Spielfeld ist in Zeilen und Spalten unterteilt. Jedes Gitterquadrat ist eine Zelle; jede Zelle kann entweder tot oder lebendig sein. Zunächst wird eine Anfangsgeneration von lebenden Zellen auf dem Spielfeld platziert. Die nächste Generation ergibt sich durch die Befolgung einfacher Regeln:</text:p>
      <text:list xml:id="list5361528837060193333" text:style-name="L1">
        <text:list-header>
          <text:p text:style-name="P5"/>
        </text:list-header>
        <text:list-item>
          <text:p text:style-name="P5">Eine tote Zelle wird neu geboren, wenn sie genau drei lebende Nachbarn hat.</text:p>
        </text:list-item>
        <text:list-item>
          <text:p text:style-name="P5">Eine lebende Zelle, die weniger als zwei lebenden Nachbarn hat, vereinsamt und stirbt</text:p>
        </text:list-item>
        <text:list-item>
          <text:p text:style-name="P5">Eine lebende Zelle, die zwei oder drei lebende Nachbarn hat, lebt weiter </text:p>
        </text:list-item>
        <text:list-item>
          <text:p text:style-name="P5">Eine lebende Zelle, die mehr als drei lebende Nachbarn hat, stirbt an Überbevölkerung.</text:p>
        </text:list-item>
      </text:list>
      <text:p text:style-name="Standard"/>
      <text:p text:style-name="Standard">In der Deutschen Wikipedia findest Du das nochmal ausführlicher.</text:p>
      <text:p text:style-name="Standard"/>
      <text:p text:style-name="Standard">Zum Starten bekommst Du ein Grundgerüst von HTML, CSS und Javascript-Dateien.</text:p>
      <text:p text:style-name="Standard"/>
      <text:p text:style-name="P1">Aufgabe 1) Berechnen der nächsten Generation</text:p>
      <text:p text:style-name="Standard"/>
      <text:p text:style-name="Standard">In dem Grundgerüst bereits zwei „Zell-Haufen“ enthalten. </text:p>
      <text:p text:style-name="Standard">Erweitere das Grundgerüst um Funktionen, die jeweils die nächste Generation für diese Zellhaufen berechnen und darstellen.</text:p>
      <text:p text:style-name="Standard"/>
      <text:p text:style-name="P1">Aufgabe 2) Segler</text:p>
      <text:p text:style-name="P1"/>
      <text:p text:style-name="P2">Platziere einen Segler (HWSS) auf dem Spielfeld.</text:p>
      <text:p text:style-name="P2">Dazu solltest Du Dir überlegen, wie sich der Segler an den Rändern des sichtbaren Spielfeldes verhalten.</text:p>
      <text:p text:style-name="P2"/>
      <text:p text:style-name="P1">Aufgabe 3) Weitere Muster</text:p>
      <text:p text:style-name="P1"/>
      <text:p text:style-name="P2">In patterns.js aus den Grund-Dateien sind weitere Muster enthalten.</text:p>
      <text:p text:style-name="P2">Der Benutzer soll sich aus einem DropDown eins aussuchen können. Das gewählte Muster wird in der Mitte des leeren Spielfeldes platziert.</text:p>
      <text:p text:style-name="P2"/>
      <text:p text:style-name="P2">Wenn Du Fragen oder weitere Ideen hast, dann komm auf uns zu!</text:p>
      <text:p text:style-name="P2"/>
      <text:p text:style-name="P2"/>
      <text:p text:style-name="P2">Viel Spaß!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News702 BT" svg:font-family="'News702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" svg:font-family="Calibri" style:font-adornments="Standard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style:paragraph-properties fo:line-height="100%" fo:orphans="0" fo:widows="0" fo:hyphenation-ladder-count="no-limit" style:page-number="auto" fo:background-color="transparent" style:shadow="none" style:vertical-align="baseline" style:writing-mode="lr-tb">
        <style:tab-stops/>
        <style:background-image/>
      </style:paragraph-properties>
      <style:text-properties style:use-window-font-color="true" style:font-name="Calibri" fo:font-size="10pt" fo:language="de" fo:country="DE" fo:font-weight="normal" style:letter-kerning="true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14pt" fo:font-weight="bold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normal" style:font-size-asian="10pt" style:font-style-asian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Calibri1" fo:font-size="10pt" fo:font-style="normal" fo:font-weight="bold" style:font-size-asian="10pt" style:font-style-asian="normal" style:font-weight-asian="bold" style:font-weight-complex="bold"/>
    </style:style>
    <style:style style:name="Tabelle_20_Gliederung_20_Ebene_20_1" style:display-name="Tabelle Gliederung Ebene 1" style:family="paragraph" style:parent-style-name="Table_20_Contents" style:next-style-name="Table_20_Contents">
      <style:paragraph-properties fo:margin-top="0.349cm" fo:margin-bottom="0.199cm" fo:text-align="start" style:justify-single-word="false" text:number-lines="false" text:line-number="0"/>
      <style:text-properties style:font-name="Calibri1" fo:font-size="12pt" fo:font-style="normal" style:text-underline-style="solid" style:text-underline-width="auto" style:text-underline-color="font-color" fo:font-weight="bold" style:font-size-asian="11pt" style:font-style-asian="normal" style:font-weight-asian="bold" style:font-weight-complex="bold"/>
    </style:style>
    <style:style style:name="Tabelle_20_Gliederung_20_Ebene_20_2" style:display-name="Tabelle Gliederung Ebene 2" style:family="paragraph" style:parent-style-name="Tabelle_20_Gliederung_20_Ebene_20_1" style:next-style-name="Table_20_Contents">
      <style:paragraph-properties fo:margin-top="0.3cm" fo:margin-bottom="0.101cm" fo:text-align="start" style:justify-single-word="false" text:number-lines="false" text:line-number="0"/>
      <style:text-properties style:font-name="Calibri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color="#9c000a" fo:font-weight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="100%" fo:margin-left="0cm" fo:margin-right="0cm" fo:margin-top="0.019cm" fo:margin-bottom="0.42cm" fo:text-indent="0cm" style:auto-text-indent="fals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31cm" text:number-lines="false" text:line-number="0"/>
      <style:text-properties fo:font-size="7pt"/>
    </style:style>
    <style:style style:name="Rahmeninhalt_20_klein" style:display-name="Rahmeninhalt klein" style:family="paragraph" style:parent-style-name="Frame_20_contents" style:master-page-name="">
      <style:paragraph-properties fo:margin-top="0cm" fo:margin-bottom="0cm" style:page-number="auto"/>
      <style:text-properties fo:color="#000000" fo:font-size="7pt" fo:font-weight="normal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Arial" style:font-name-asian="Arial Unicode MS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Absatz-Standardschriftart" style:family="text"/>
    <style:style style:name="Page_20_Number_20__28_user_29_" style:display-name="Page Number (user)" style:family="text" style:parent-style-name="Absatz-Standardschriftart">
      <style:text-properties style:font-name="News702 BT" fo:font-size="10pt" style:font-size-asian="10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size-complex="8pt"/>
    </style:style>
    <style:style style:name="Nur_20_Text_20_Zchn" style:display-name="Nur Text Zchn" style:family="text" style:parent-style-name="Absatz-Standardschriftart">
      <style:text-properties style:font-name="Consolas" fo:font-size="10.5pt" style:letter-kerning="true" style:font-name-asian="Calibri2" style:font-size-asian="10.5pt" style:font-name-complex="Consolas" style:font-size-complex="10.5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 style:master-page-name="First_20_Page">
      <style:paragraph-properties style:page-number="auto"/>
      <style:text-properties fo:language="de" fo:country="DE"/>
    </style:style>
    <style:style style:name="Mfr1" style:family="graphic" style:parent-style-name="Frame">
      <style:graphic-properties style:vertical-pos="from-top" style:vertical-rel="page" style:horizontal-pos="from-left" style:horizontal-rel="page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>
        <style:columns fo:column-count="6">
          <style:column style:rel-width="2007*" fo:start-indent="0cm" fo:end-indent="0cm"/>
          <style:column style:rel-width="1627*" fo:start-indent="0cm" fo:end-indent="0cm"/>
          <style:column style:rel-width="1678*" fo:start-indent="0cm" fo:end-indent="0cm"/>
          <style:column style:rel-width="1820*" fo:start-indent="0cm" fo:end-indent="0cm"/>
          <style:column style:rel-width="1372*" fo:start-indent="0cm" fo:end-indent="0cm"/>
          <style:column style:rel-width="1757*" fo:start-indent="0cm" fo:end-indent="0cm"/>
        </style:columns>
      </style:graphic-properties>
    </style:style>
    <style:style style:name="Mfr3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.971cm" fo:margin-bottom="2.3cm" fo:margin-left="2.15cm" fo:margin-right="4.45cm" style:shadow="none" fo:background-color="transparent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5cm" fo:margin-left="0cm" fo:margin-right="0cm" fo:margin-bottom="0.4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.515cm" fo:margin-bottom="2.3cm" fo:margin-left="2.15cm" fo:margin-right="4.45cm" style:shadow="none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21cm" fo:margin-left="0cm" fo:margin-right="0cm" fo:margin-bottom="0.4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Rahmen2" text:anchor-type="paragraph" svg:x="17.2cm" svg:y="1.97cm" svg:width="3.062cm" svg:height="2.212cm" draw:z-index="3"><draw:text-box><text:p text:style-name="Frame_20_contents">www.bucs.it</text:p><text:p text:style-name="Rahmeninhalt_20_klein">Ihr Ansprechpartner:</text:p><text:p text:style-name="Rahmeninhalt_20_klein"><text:author-name text:fixed="false">Bastian Pertz</text:author-name></text:p><text:p text:style-name="Rahmeninhalt_20_klein"><text:sender-email text:fixed="false"/></text:p><text:p text:style-name="Rahmeninhalt_20_klein"/><text:p text:style-name="Rahmeninhalt_20_klein">Seite <text:page-number text:select-page="current">2</text:page-number> von <text:page-count>2</text:page-count></text:p></draw:text-box></draw:frame><draw:frame draw:style-name="Mfr2" draw:name="Rahmen1" text:anchor-type="paragraph" svg:x="2.2cm" svg:y="28.259cm" svg:width="18.099cm" svg:height="1.027cm" draw:z-index="4"><draw:text-box><text:p text:style-name="Rahmeninhalt_20_klein">Geschäftsführung:</text:p><text:p text:style-name="Rahmeninhalt_20_klein">Dennis Felderhoff, Stefan Miesem, </text:p><text:p text:style-name="Rahmeninhalt_20_klein">Dipl.-Phys. Robert Stübner</text:p><text:p text:style-name="Rahmeninhalt_20_klein">AG Wuppertal, HRB 22189</text:p><text:p text:style-name="Rahmeninhalt_20_klein">St.-Nr. 131/5904/1223</text:p><text:p text:style-name="Rahmeninhalt_20_klein">Ust-IdNr.: DE815112637</text:p><text:p text:style-name="Rahmeninhalt_20_klein">Sparkasse Ennepetal</text:p><text:p text:style-name="Rahmeninhalt_20_klein">BIC: WELADED1ENE – IBAN:</text:p><text:p text:style-name="Rahmeninhalt_20_klein">DE66454510600005813076</text:p><text:p text:style-name="Rahmeninhalt_20_klein">Wir liefern nur auf Grundlage unserer AGB. Diese finden </text:p><text:p text:style-name="Rahmeninhalt_20_klein">Sie unter www.bucs.it/agb</text:p><text:p text:style-name="Rahmeninhalt_20_klein">BUCS IT GmbH</text:p><text:p text:style-name="Rahmeninhalt_20_klein">Hermann-Enters-Str. 1</text:p><text:p text:style-name="Rahmeninhalt_20_klein">42287 Wuppertal</text:p><text:p text:style-name="Rahmeninhalt_20_klein">E-Mail: info@bucs.it</text:p><text:p text:style-name="Rahmeninhalt_20_klein">Tel.: 0202 – 3 99 88 9 -0</text:p><text:p text:style-name="Rahmeninhalt_20_klein">Fax: 0202 – 3 99 88 9 -51</text:p></draw:text-box></draw:frame><draw:frame draw:style-name="Mfr3" draw:name="BUCS_Logo_2" text:anchor-type="char" svg:x="2.15cm" svg:y="1.401cm" svg:width="3.404cm" svg:height="1.004cm" draw:z-index="5"><draw:image xlink:href="Pictures/1000000000000324000000ED7BB46F45.tif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list xml:id="list3591082727017778918" text:style-name="Outline">
          <text:list-item>
            <text:h text:style-name="MP1" text:outline-level="1"><draw:frame draw:style-name="Mfr1" draw:name="Rahmen4" text:anchor-type="paragraph" svg:x="17.2cm" svg:y="1.97cm" svg:width="3.161cm" svg:height="4.641cm" draw:z-index="0"><draw:text-box><text:p text:style-name="Frame_20_contents">www.bucs.it</text:p><text:p text:style-name="Rahmeninhalt_20_klein">Ihr Ansprechpartner:</text:p><text:p text:style-name="Rahmeninhalt_20_klein"><text:author-name text:fixed="false">Bastian Pertz</text:author-name></text:p><text:p text:style-name="Rahmeninhalt_20_klein"><text:sender-email text:fixed="false"/></text:p><text:p text:style-name="Rahmeninhalt_20_klein"/><text:p text:style-name="Rahmeninhalt_20_klein">Tel.: 0202 – 3 99 88 9 -0</text:p><text:p text:style-name="Rahmeninhalt_20_klein">Fax: 0202 – 3 99 88 9 -51</text:p><text:p text:style-name="Rahmeninhalt_20_klein"/><text:p text:style-name="Rahmeninhalt_20_klein">Wuppertal, <text:date style:data-style-name="N36" text:date-value="2015-02-10T18:45:06.18">10.02.2015</text:date></text:p><text:p text:style-name="Rahmeninhalt_20_klein"/><text:p text:style-name="Rahmeninhalt_20_klein">Seite <text:page-number text:select-page="current">1</text:page-number> von <text:page-count>2</text:page-count></text:p></draw:text-box></draw:frame><draw:frame draw:style-name="Mfr2" draw:name="Rahmen5" text:anchor-type="paragraph" svg:x="2.2cm" svg:y="28.259cm" svg:width="18.099cm" svg:height="1.027cm" draw:z-index="2"><draw:text-box><text:p text:style-name="Rahmeninhalt_20_klein">Geschäftsführung:</text:p><text:p text:style-name="Rahmeninhalt_20_klein">Dennis Felderhoff, Stefan Miesem, </text:p><text:p text:style-name="Rahmeninhalt_20_klein">Dipl.-Phys. Robert Stübner</text:p><text:p text:style-name="Rahmeninhalt_20_klein">AG Wuppertal, HRB 22189</text:p><text:p text:style-name="Rahmeninhalt_20_klein">St.-Nr. 131/5904/1223</text:p><text:p text:style-name="Rahmeninhalt_20_klein">Ust-IdNr.: DE815112637</text:p><text:p text:style-name="Rahmeninhalt_20_klein">Sparkasse Ennepetal</text:p><text:p text:style-name="Rahmeninhalt_20_klein">BIC: WELADED1ENE – IBAN:</text:p><text:p text:style-name="Rahmeninhalt_20_klein">DE66454510600005813076</text:p><text:p text:style-name="Rahmeninhalt_20_klein">Wir liefern nur auf Grundlage unserer AGB. Diese finden </text:p><text:p text:style-name="Rahmeninhalt_20_klein">Sie unter www.bucs.it/agb</text:p><text:p text:style-name="Rahmeninhalt_20_klein">BUCS IT GmbH</text:p><text:p text:style-name="Rahmeninhalt_20_klein">Hermann-Enters-Str. 1</text:p><text:p text:style-name="Rahmeninhalt_20_klein">42287 Wuppertal</text:p><text:p text:style-name="Rahmeninhalt_20_klein">E-Mail: info@bucs.it</text:p><text:p text:style-name="Rahmeninhalt_20_klein">Tel.: 0202 – 3 99 88 9 -0</text:p><text:p text:style-name="Rahmeninhalt_20_klein">Fax: 0202 – 3 99 88 9 -51</text:p></draw:text-box></draw:frame>Conway's Game of Live<draw:frame draw:style-name="Mfr3" draw:name="BUCS_Logo_1" text:anchor-type="char" svg:x="2.15cm" svg:y="1.401cm" svg:width="3.404cm" svg:height="1.004cm" draw:z-index="1"><draw:image xlink:href="Pictures/1000000000000324000000ED7BB46F45.tif" xlink:type="simple" xlink:show="embed" xlink:actuate="onLoad"/></draw:frame></text:h>
          </text:list-item>
        </text:list>
      </style:head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0T17:01:58.46</meta:creation-date>
    <meta:editing-cycles>5</meta:editing-cycles>
    <meta:generator>OpenOffice/4.1.0$Win32 OpenOffice.org_project/410m18$Build-9764</meta:generator>
    <meta:editing-duration>PT43M45S</meta:editing-duration>
    <meta:initial-creator>Bastian Pertz</meta:initial-creator>
    <dc:date>2015-02-10T18:45:06.13</dc:date>
    <dc:creator>Bastian Pertz</dc:creator>
    <meta:document-statistic meta:table-count="0" meta:image-count="2" meta:object-count="0" meta:page-count="2" meta:paragraph-count="74" meta:word-count="455" meta:character-count="2933"/>
    <meta:user-defined meta:name="Info 1"/>
    <meta:user-defined meta:name="Info 2"/>
    <meta:user-defined meta:name="Info 3"/>
    <meta:user-defined meta:name="Info 4"/>
  </office:meta>
</office:document-meta>
</file>

<file path=Basic/Standard/Print_with_Logo.xml><?xml version="1.0" encoding="utf-8"?>
<!DOCTYPE module  PUBLIC '-//OpenOffice.org//DTD OfficeDocument 1.0//EN'  'module.dtd'>
<script:module xmlns:script="http://openoffice.org/2000/script" script:name="Print_with_Logo" script:language="StarBasic">REM  *****  BASIC  *****



sub Main
Doc   = ThisComponent
vImages = Doc.getGraphicObjects()
image1 = vImages.getByName("BUCS_Logo_1")
image1.Print = False
image2 = vImages.getByName("BUCS_Logo_2")
image2.Print = False

vParaStyles = Doc.StyleFamilies.getByName("ParagraphStyles")   

vStyle = vParaStyles.getByName("Rahmeninhalt")
vStyle.CharColor = RGB(0, 0, 0)

GlobalScope.BasicLibraries.LoadLibrary("Tools")
DispatchSlot(5504)

Wait 2000

image1.Print = True
image2.Print = True
vStyle.CharColor = RGB(156, 0, 10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rint_with_Log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